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page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3626in" fo:break-before="auto" style:use-optimal-row-height="true"/>
    </style:style>
    <style:style style:name="ro10" style:family="table-row">
      <style:table-row-properties style:row-height="0.1937in" fo:break-before="auto" style:use-optimal-row-height="true"/>
    </style:style>
    <style:style style:name="ro11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139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139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-ranges="Sheet1.A2:Sheet1.G36">
        <table:table-column table:style-name="co1" table:default-cell-style-name="Default"/>
        <table:table-column table:style-name="co2" table:default-cell-style-name="ce5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7" table:number-rows-spanned="1">
            <text:p>MANPOWER PROJECTION – SHORTAGE/ SURPLUS STATUS</text:p>
          </table:table-cell>
          <table:covered-table-cell table:style-name="Default"/>
          <table:covered-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3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ROJECTION</text:p>
          </table:table-cell>
          <table:table-cell table:style-name="ce12" office:value-type="string" calcext:value-type="string">
            <text:p>15-16</text:p>
          </table:table-cell>
          <table:table-cell table:style-name="ce12" office:value-type="string" calcext:value-type="string">
            <text:p>16-17</text:p>
          </table:table-cell>
          <table:table-cell table:style-name="ce12" office:value-type="string" calcext:value-type="string">
            <text:p>17-18</text:p>
          </table:table-cell>
          <table:table-cell table:style-name="ce12" office:value-type="string" calcext:value-type="string">
            <text:p>18-19</text:p>
          </table:table-cell>
          <table:table-cell table:style-name="ce12" office:value-type="string" calcext:value-type="string">
            <text:p>19-2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4">
          <table:table-cell table:style-name="ce3" office:value-type="string" calcext:value-type="string" table:number-columns-spanned="1" table:number-rows-spanned="3">
            <text:p>UG</text:p>
          </table:table-cell>
          <table:table-cell office:value-type="string" calcext:value-type="string">
            <text:p>REQUIREMENT</text:p>
          </table:table-cell>
          <table:table-cell table:style-name="ce13" office:value-type="float" office:value="26547" calcext:value-type="float">
            <text:p>26547</text:p>
          </table:table-cell>
          <table:table-cell table:style-name="ce13" office:value-type="float" office:value="26675" calcext:value-type="float">
            <text:p>26675</text:p>
          </table:table-cell>
          <table:table-cell table:style-name="ce13" office:value-type="float" office:value="26878" calcext:value-type="float">
            <text:p>26878</text:p>
          </table:table-cell>
          <table:table-cell table:style-name="ce13" office:value-type="float" office:value="28637" calcext:value-type="float">
            <text:p>28637</text:p>
          </table:table-cell>
          <table:table-cell table:style-name="ce13" office:value-type="float" office:value="28821" calcext:value-type="float">
            <text:p>28821</text:p>
          </table:table-cell>
        </table:table-row>
        <table:table-row table:style-name="ro4">
          <table:covered-table-cell table:style-name="ce4"/>
          <table:table-cell office:value-type="string" calcext:value-type="string">
            <text:p>EXISTING AFTER RETIREMENT</text:p>
          </table:table-cell>
          <table:table-cell table:style-name="ce13" office:value-type="float" office:value="23865" calcext:value-type="float">
            <text:p>23865</text:p>
          </table:table-cell>
          <table:table-cell table:style-name="ce13" office:value-type="float" office:value="22321" calcext:value-type="float">
            <text:p>22321</text:p>
          </table:table-cell>
          <table:table-cell table:style-name="ce13" office:value-type="float" office:value="20648" calcext:value-type="float">
            <text:p>20648</text:p>
          </table:table-cell>
          <table:table-cell table:style-name="ce13" office:value-type="float" office:value="18860" calcext:value-type="float">
            <text:p>18860</text:p>
          </table:table-cell>
          <table:table-cell table:style-name="ce13" office:value-type="float" office:value="17129" calcext:value-type="float">
            <text:p>17129</text:p>
          </table:table-cell>
        </table:table-row>
        <table:table-row table:style-name="ro4">
          <table:covered-table-cell table:style-name="ce4"/>
          <table:table-cell table:style-name="ce6" office:value-type="string" calcext:value-type="string">
            <text:p>SHORTAGE(-) / SURPLUS(+)</text:p>
          </table:table-cell>
          <table:table-cell table:style-name="ce14" table:formula="of:=-[.C8]+[.C9]" office:value-type="float" office:value="-2682" calcext:value-type="float">
            <text:p>-2682</text:p>
          </table:table-cell>
          <table:table-cell table:style-name="ce14" table:formula="of:=-[.D8]+[.D9]" office:value-type="float" office:value="-4354" calcext:value-type="float">
            <text:p>-4354</text:p>
          </table:table-cell>
          <table:table-cell table:style-name="ce14" table:formula="of:=-[.E8]+[.E9]" office:value-type="float" office:value="-6230" calcext:value-type="float">
            <text:p>-6230</text:p>
          </table:table-cell>
          <table:table-cell table:style-name="ce14" table:formula="of:=-[.F8]+[.F9]" office:value-type="float" office:value="-9777" calcext:value-type="float">
            <text:p>-9777</text:p>
          </table:table-cell>
          <table:table-cell table:style-name="ce14" table:formula="of:=-[.G8]+[.G9]" office:value-type="float" office:value="-11692" calcext:value-type="float">
            <text:p>-11692</text:p>
          </table:table-cell>
        </table:table-row>
        <table:table-row table:style-name="ro4" table:number-rows-repeated="2">
          <table:table-cell/>
          <table:table-cell table:style-name="ce7"/>
          <table:table-cell table:number-columns-repeated="5"/>
        </table:table-row>
        <table:table-row table:style-name="ro4">
          <table:table-cell table:style-name="ce3" office:value-type="string" calcext:value-type="string" table:number-columns-spanned="1" table:number-rows-spanned="3">
            <text:p>OC</text:p>
          </table:table-cell>
          <table:table-cell office:value-type="string" calcext:value-type="string">
            <text:p>REQUIREMENT</text:p>
          </table:table-cell>
          <table:table-cell table:style-name="ce13" office:value-type="float" office:value="16811" calcext:value-type="float">
            <text:p>16811</text:p>
          </table:table-cell>
          <table:table-cell table:style-name="ce13" office:value-type="float" office:value="15080" calcext:value-type="float">
            <text:p>15080</text:p>
          </table:table-cell>
          <table:table-cell table:style-name="ce13" office:value-type="float" office:value="13481" calcext:value-type="float">
            <text:p>13481</text:p>
          </table:table-cell>
          <table:table-cell table:style-name="ce13" office:value-type="float" office:value="13051" calcext:value-type="float">
            <text:p>13051</text:p>
          </table:table-cell>
          <table:table-cell table:style-name="ce13" office:value-type="float" office:value="12622" calcext:value-type="float">
            <text:p>12622</text:p>
          </table:table-cell>
        </table:table-row>
        <table:table-row table:style-name="ro4">
          <table:covered-table-cell table:style-name="ce4"/>
          <table:table-cell office:value-type="string" calcext:value-type="string">
            <text:p>EXISTING AFTER RETIREMENT</text:p>
          </table:table-cell>
          <table:table-cell table:style-name="ce13" office:value-type="float" office:value="14782" calcext:value-type="float">
            <text:p>14782</text:p>
          </table:table-cell>
          <table:table-cell table:style-name="ce13" office:value-type="float" office:value="14052" calcext:value-type="float">
            <text:p>14052</text:p>
          </table:table-cell>
          <table:table-cell table:style-name="ce13" office:value-type="float" office:value="13255" calcext:value-type="float">
            <text:p>13255</text:p>
          </table:table-cell>
          <table:table-cell table:style-name="ce13" office:value-type="float" office:value="12296" calcext:value-type="float">
            <text:p>12296</text:p>
          </table:table-cell>
          <table:table-cell table:style-name="ce13" office:value-type="float" office:value="11355" calcext:value-type="float">
            <text:p>11355</text:p>
          </table:table-cell>
        </table:table-row>
        <table:table-row table:style-name="ro4">
          <table:covered-table-cell table:style-name="ce4"/>
          <table:table-cell table:style-name="ce6" office:value-type="string" calcext:value-type="string">
            <text:p>SHORTAGE(-) / SURPLUS(+)</text:p>
          </table:table-cell>
          <table:table-cell table:style-name="ce14" table:formula="of:=-[.C13]+[.C14]" office:value-type="float" office:value="-2029" calcext:value-type="float">
            <text:p>-2029</text:p>
          </table:table-cell>
          <table:table-cell table:style-name="ce14" table:formula="of:=-[.D13]+[.D14]" office:value-type="float" office:value="-1028" calcext:value-type="float">
            <text:p>-1028</text:p>
          </table:table-cell>
          <table:table-cell table:style-name="ce14" table:formula="of:=-[.E13]+[.E14]" office:value-type="float" office:value="-226" calcext:value-type="float">
            <text:p>-226</text:p>
          </table:table-cell>
          <table:table-cell table:style-name="ce14" table:formula="of:=-[.F13]+[.F14]" office:value-type="float" office:value="-755" calcext:value-type="float">
            <text:p>-755</text:p>
          </table:table-cell>
          <table:table-cell table:style-name="ce14" table:formula="of:=-[.G13]+[.G14]" office:value-type="float" office:value="-1267" calcext:value-type="float">
            <text:p>-1267</text:p>
          </table:table-cell>
        </table:table-row>
        <table:table-row table:style-name="ro4" table:number-rows-repeated="2">
          <table:table-cell/>
          <table:table-cell table:style-name="ce7"/>
          <table:table-cell table:number-columns-repeated="5"/>
        </table:table-row>
        <table:table-row table:style-name="ro4">
          <table:table-cell table:style-name="ce3" office:value-type="string" calcext:value-type="string" table:number-columns-spanned="1" table:number-rows-spanned="3">
            <text:p>CU</text:p>
          </table:table-cell>
          <table:table-cell office:value-type="string" calcext:value-type="string">
            <text:p>REQUIREMENT</text:p>
          </table:table-cell>
          <table:table-cell table:number-columns-repeated="5" table:style-name="ce13" office:value-type="float" office:value="6855" calcext:value-type="float">
            <text:p>6855</text:p>
          </table:table-cell>
        </table:table-row>
        <table:table-row table:style-name="ro4">
          <table:covered-table-cell table:style-name="ce4"/>
          <table:table-cell office:value-type="string" calcext:value-type="string">
            <text:p>EXISTING AFTER RETIREMENT</text:p>
          </table:table-cell>
          <table:table-cell table:style-name="ce13" office:value-type="float" office:value="6178" calcext:value-type="float">
            <text:p>6178</text:p>
          </table:table-cell>
          <table:table-cell table:style-name="ce13" office:value-type="float" office:value="5726" calcext:value-type="float">
            <text:p>5726</text:p>
          </table:table-cell>
          <table:table-cell table:style-name="ce13" office:value-type="float" office:value="5258" calcext:value-type="float">
            <text:p>5258</text:p>
          </table:table-cell>
          <table:table-cell table:style-name="ce13" office:value-type="float" office:value="4822" calcext:value-type="float">
            <text:p>4822</text:p>
          </table:table-cell>
          <table:table-cell table:style-name="ce13" office:value-type="float" office:value="4385" calcext:value-type="float">
            <text:p>4385</text:p>
          </table:table-cell>
        </table:table-row>
        <table:table-row table:style-name="ro4">
          <table:covered-table-cell table:style-name="ce4"/>
          <table:table-cell table:style-name="ce6" office:value-type="string" calcext:value-type="string">
            <text:p>SHORTAGE(-) / SURPLUS(+)</text:p>
          </table:table-cell>
          <table:table-cell table:style-name="ce14" table:formula="of:=-[.C18]+[.C19]" office:value-type="float" office:value="-677" calcext:value-type="float">
            <text:p>-677</text:p>
          </table:table-cell>
          <table:table-cell table:style-name="ce14" table:formula="of:=-[.D18]+[.D19]" office:value-type="float" office:value="-1129" calcext:value-type="float">
            <text:p>-1129</text:p>
          </table:table-cell>
          <table:table-cell table:style-name="ce14" table:formula="of:=-[.E18]+[.E19]" office:value-type="float" office:value="-1597" calcext:value-type="float">
            <text:p>-1597</text:p>
          </table:table-cell>
          <table:table-cell table:style-name="ce14" table:formula="of:=-[.F18]+[.F19]" office:value-type="float" office:value="-2033" calcext:value-type="float">
            <text:p>-2033</text:p>
          </table:table-cell>
          <table:table-cell table:style-name="ce14" table:formula="of:=-[.G18]+[.G19]" office:value-type="float" office:value="-2470" calcext:value-type="float">
            <text:p>-2470</text:p>
          </table:table-cell>
        </table:table-row>
        <table:table-row table:style-name="ro4" table:number-rows-repeated="2">
          <table:table-cell/>
          <table:table-cell table:style-name="ce7"/>
          <table:table-cell table:number-columns-repeated="5"/>
        </table:table-row>
        <table:table-row table:style-name="ro4">
          <table:table-cell table:style-name="ce3" office:value-type="string" calcext:value-type="string" table:number-columns-spanned="1" table:number-rows-spanned="3">
            <text:p>WCL TOTAL</text:p>
          </table:table-cell>
          <table:table-cell office:value-type="string" calcext:value-type="string">
            <text:p>REQUIREMENT</text:p>
          </table:table-cell>
          <table:table-cell table:style-name="ce13" table:formula="of:=SUM([.C18];[.C13];[.C8])" office:value-type="float" office:value="50213" calcext:value-type="float">
            <text:p>50213</text:p>
          </table:table-cell>
          <table:table-cell table:style-name="ce13" table:formula="of:=SUM([.D18];[.D13];[.D8])" office:value-type="float" office:value="48610" calcext:value-type="float">
            <text:p>48610</text:p>
          </table:table-cell>
          <table:table-cell table:style-name="ce13" table:formula="of:=SUM([.E18];[.E13];[.E8])" office:value-type="float" office:value="47214" calcext:value-type="float">
            <text:p>47214</text:p>
          </table:table-cell>
          <table:table-cell table:style-name="ce13" table:formula="of:=SUM([.F18];[.F13];[.F8])" office:value-type="float" office:value="48543" calcext:value-type="float">
            <text:p>48543</text:p>
          </table:table-cell>
          <table:table-cell table:style-name="ce13" table:formula="of:=SUM([.G18];[.G13];[.G8])" office:value-type="float" office:value="48298" calcext:value-type="float">
            <text:p>48298</text:p>
          </table:table-cell>
        </table:table-row>
        <table:table-row table:style-name="ro4">
          <table:covered-table-cell table:style-name="ce4"/>
          <table:table-cell office:value-type="string" calcext:value-type="string">
            <text:p>EXISTING AFTER RETIREMENT</text:p>
          </table:table-cell>
          <table:table-cell table:style-name="ce13" table:formula="of:=SUM([.C19];[.C14];[.C9])" office:value-type="float" office:value="44825" calcext:value-type="float">
            <text:p>44825</text:p>
          </table:table-cell>
          <table:table-cell table:style-name="ce13" table:formula="of:=SUM([.D19];[.D14];[.D9])" office:value-type="float" office:value="42099" calcext:value-type="float">
            <text:p>42099</text:p>
          </table:table-cell>
          <table:table-cell table:style-name="ce13" table:formula="of:=SUM([.E19];[.E14];[.E9])" office:value-type="float" office:value="39161" calcext:value-type="float">
            <text:p>39161</text:p>
          </table:table-cell>
          <table:table-cell table:style-name="ce13" table:formula="of:=SUM([.F19];[.F14];[.F9])" office:value-type="float" office:value="35978" calcext:value-type="float">
            <text:p>35978</text:p>
          </table:table-cell>
          <table:table-cell table:style-name="ce13" table:formula="of:=SUM([.G19];[.G14];[.G9])" office:value-type="float" office:value="32869" calcext:value-type="float">
            <text:p>32869</text:p>
          </table:table-cell>
        </table:table-row>
        <table:table-row table:style-name="ro4">
          <table:covered-table-cell table:style-name="ce4"/>
          <table:table-cell table:style-name="ce6" office:value-type="string" calcext:value-type="string">
            <text:p>SHORTAGE(-) / SURPLUS(+)</text:p>
          </table:table-cell>
          <table:table-cell table:style-name="ce14" table:formula="of:=-[.C23]+[.C24]" office:value-type="float" office:value="-5388" calcext:value-type="float">
            <text:p>-5388</text:p>
          </table:table-cell>
          <table:table-cell table:style-name="ce14" table:formula="of:=-[.D23]+[.D24]" office:value-type="float" office:value="-6511" calcext:value-type="float">
            <text:p>-6511</text:p>
          </table:table-cell>
          <table:table-cell table:style-name="ce14" table:formula="of:=-[.E23]+[.E24]" office:value-type="float" office:value="-8053" calcext:value-type="float">
            <text:p>-8053</text:p>
          </table:table-cell>
          <table:table-cell table:style-name="ce14" table:formula="of:=-[.F23]+[.F24]" office:value-type="float" office:value="-12565" calcext:value-type="float">
            <text:p>-12565</text:p>
          </table:table-cell>
          <table:table-cell table:style-name="ce14" table:formula="of:=-[.G23]+[.G24]" office:value-type="float" office:value="-15429" calcext:value-type="float">
            <text:p>-15429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5">
          <table:table-cell/>
          <table:table-cell table:style-name="ce6" office:value-type="string" calcext:value-type="string">
            <text:p>ESTIMATED ADDITION OF <text:s/>LAND OUSTEES #</text:p>
          </table:table-cell>
          <table:table-cell table:style-name="ce15" office:value-type="float" office:value="4709" calcext:value-type="float">
            <text:p>4709</text:p>
          </table:table-cell>
          <table:table-cell table:style-name="ce15" office:value-type="float" office:value="3090" calcext:value-type="float">
            <text:p>3090</text:p>
          </table:table-cell>
          <table:table-cell table:style-name="ce15" office:value-type="float" office:value="1969" calcext:value-type="float">
            <text:p>1969</text:p>
          </table:table-cell>
          <table:table-cell table:style-name="ce15" office:value-type="float" office:value="1738" calcext:value-type="float">
            <text:p>1738</text:p>
          </table:table-cell>
          <table:table-cell table:style-name="ce15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8" office:value-type="string" calcext:value-type="string">
            <text:p># Total Estimated Addition of Land Oustees </text:p>
          </table:table-cell>
          <table:table-cell table:number-columns-repeated="4"/>
          <table:table-cell table:style-name="ce10" table:formula="of:=SUM([.C27:.G27])" office:value-type="float" office:value="11818" calcext:value-type="float">
            <text:p>11818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Other Replacement/ Expansion/ Scheme (YR 15-16 to 19-20)</text:p>
          </table:table-cell>
          <table:table-cell table:number-columns-repeated="4"/>
          <table:table-cell table:style-name="ce10" office:value-type="float" office:value="1145" calcext:value-type="float">
            <text:p>1145</text:p>
          </table:table-cell>
        </table:table-row>
        <table:table-row table:style-name="ro1">
          <table:table-cell/>
          <table:table-cell table:style-name="ce10" office:value-type="string" calcext:value-type="string">
            <text:p>Total <text:s/>Estimated Addition of Land oustees ( YR 15-16 to 19-20)</text:p>
          </table:table-cell>
          <table:table-cell table:number-columns-repeated="4"/>
          <table:table-cell table:style-name="ce10" table:formula="of:=SUM([.G30];[.G28])" office:value-type="float" office:value="12963" calcext:value-type="float">
            <text:p>12963</text:p>
          </table:table-cell>
        </table:table-row>
        <table:table-row table:style-name="ro1">
          <table:table-cell/>
          <table:table-cell table:style-name="ce10"/>
          <table:table-cell table:number-columns-repeated="4"/>
          <table:table-cell table:style-name="ce10"/>
        </table:table-row>
        <table:table-row table:style-name="ro1">
          <table:table-cell/>
          <table:table-cell table:style-name="ce9" office:value-type="string" calcext:value-type="string">
            <text:p>Backlog of 2014-15</text:p>
          </table:table-cell>
          <table:table-cell table:number-columns-repeated="4"/>
          <table:table-cell table:style-name="ce10" office:value-type="float" office:value="1202" calcext:value-type="float">
            <text:p>1202</text:p>
          </table:table-cell>
        </table:table-row>
        <table:table-row table:style-name="ro6">
          <table:table-cell/>
          <table:table-cell table:style-name="ce11" office:value-type="string" calcext:value-type="string">
            <text:p>Total Estimated Addition of Land Oustees (YR 2014-15 to 19-20)</text:p>
          </table:table-cell>
          <table:table-cell table:style-name="ce16" table:number-columns-repeated="4"/>
          <table:table-cell table:style-name="ce11" table:formula="of:=SUM([.G31:.G33])" office:value-type="float" office:value="14165" calcext:value-type="float">
            <text:p>14165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7">
          <table:table-cell/>
          <table:table-cell table:style-name="ce1" office:value-type="string" calcext:value-type="string" table:number-columns-spanned="7" table:number-rows-spanned="1">
            <text:p>MANPOWER PROJECTION – SHORTAGE/ SURPLUS STATUS</text:p>
          </table:table-cell>
          <table:covered-table-cell table:style-name="Default"/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3"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ROJECTION</text:p>
          </table:table-cell>
          <table:table-cell table:style-name="ce12" office:value-type="string" calcext:value-type="string">
            <text:p>15-16</text:p>
          </table:table-cell>
          <table:table-cell table:style-name="ce12" office:value-type="string" calcext:value-type="string">
            <text:p>16-17</text:p>
          </table:table-cell>
          <table:table-cell table:style-name="ce12" office:value-type="string" calcext:value-type="string">
            <text:p>17-18</text:p>
          </table:table-cell>
          <table:table-cell table:style-name="ce12" office:value-type="string" calcext:value-type="string">
            <text:p>18-19</text:p>
          </table:table-cell>
          <table:table-cell table:style-name="ce12" office:value-type="string" calcext:value-type="string">
            <text:p>19-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7" office:value-type="string" calcext:value-type="string" table:number-columns-spanned="1" table:number-rows-spanned="17">
            <text:p>MADHYA PRADESH</text:p>
          </table:table-cell>
          <table:table-cell table:style-name="ce3" office:value-type="string" calcext:value-type="string" table:number-columns-spanned="1" table:number-rows-spanned="3">
            <text:p>UG</text:p>
          </table:table-cell>
          <table:table-cell office:value-type="string" calcext:value-type="string">
            <text:p>REQUIREMENT</text:p>
          </table:table-cell>
          <table:table-cell table:style-name="ce19" table:formula="of:=6378+3056+3441" office:value-type="float" office:value="12875" calcext:value-type="float">
            <text:p>12875</text:p>
          </table:table-cell>
          <table:table-cell table:style-name="ce19" table:formula="of:=6488+3031+3426" office:value-type="float" office:value="12945" calcext:value-type="float">
            <text:p>12945</text:p>
          </table:table-cell>
          <table:table-cell table:style-name="ce19" table:formula="of:=6536+3338+4033" office:value-type="float" office:value="13907" calcext:value-type="float">
            <text:p>13907</text:p>
          </table:table-cell>
          <table:table-cell table:style-name="ce19" table:formula="of:=7354+3621+4333" office:value-type="float" office:value="15308" calcext:value-type="float">
            <text:p>15308</text:p>
          </table:table-cell>
          <table:table-cell table:style-name="ce19" table:formula="of:=7354+3621+4333" office:value-type="float" office:value="15308" calcext:value-type="float">
            <text:p>15308</text:p>
          </table:table-cell>
          <table:table-cell/>
          <table:table-cell table:formula="of:=6378+3056+3441" office:value-type="float" office:value="12875" calcext:value-type="float">
            <text:p>12875</text:p>
          </table:table-cell>
          <table:table-cell table:formula="of:=6488+3031+3426" office:value-type="float" office:value="12945" calcext:value-type="float">
            <text:p>12945</text:p>
          </table:table-cell>
          <table:table-cell table:formula="of:=6536+3338+4033" office:value-type="float" office:value="13907" calcext:value-type="float">
            <text:p>13907</text:p>
          </table:table-cell>
          <table:table-cell table:formula="of:=7354+3621+4333" office:value-type="float" office:value="15308" calcext:value-type="float">
            <text:p>15308</text:p>
          </table:table-cell>
          <table:table-cell table:formula="of:=7354+3621+4333" office:value-type="float" office:value="15308" calcext:value-type="float">
            <text:p>15308</text:p>
          </table:table-cell>
        </table:table-row>
        <table:table-row table:style-name="ro8">
          <table:covered-table-cell/>
          <table:covered-table-cell table:style-name="ce4"/>
          <table:table-cell office:value-type="string" calcext:value-type="string">
            <text:p>EXISTING AFTER RETIREMENT</text:p>
          </table:table-cell>
          <table:table-cell table:style-name="ce19" table:formula="of:=5446+2939+3014" office:value-type="float" office:value="11399" calcext:value-type="float">
            <text:p>11399</text:p>
          </table:table-cell>
          <table:table-cell table:style-name="ce19" table:formula="of:=5002+2848+2760" office:value-type="float" office:value="10610" calcext:value-type="float">
            <text:p>10610</text:p>
          </table:table-cell>
          <table:table-cell table:style-name="ce19" table:formula="of:=4523+2782+2542" office:value-type="float" office:value="9847" calcext:value-type="float">
            <text:p>9847</text:p>
          </table:table-cell>
          <table:table-cell table:style-name="ce19" table:formula="of:=3918+2688+2347" office:value-type="float" office:value="8953" calcext:value-type="float">
            <text:p>8953</text:p>
          </table:table-cell>
          <table:table-cell table:style-name="ce19" table:formula="of:=3373+2561+2154" office:value-type="float" office:value="8088" calcext:value-type="float">
            <text:p>8088</text:p>
          </table:table-cell>
          <table:table-cell/>
          <table:table-cell table:formula="of:=5446+2939+3014" office:value-type="float" office:value="11399" calcext:value-type="float">
            <text:p>11399</text:p>
          </table:table-cell>
          <table:table-cell table:formula="of:=5002+2848+2760" office:value-type="float" office:value="10610" calcext:value-type="float">
            <text:p>10610</text:p>
          </table:table-cell>
          <table:table-cell table:formula="of:=4523+2782+2542" office:value-type="float" office:value="9847" calcext:value-type="float">
            <text:p>9847</text:p>
          </table:table-cell>
          <table:table-cell table:formula="of:=3918+2688+2347" office:value-type="float" office:value="8953" calcext:value-type="float">
            <text:p>8953</text:p>
          </table:table-cell>
          <table:table-cell table:formula="of:=3373+2561+2154" office:value-type="float" office:value="8088" calcext:value-type="float">
            <text:p>8088</text:p>
          </table:table-cell>
        </table:table-row>
        <table:table-row table:style-name="ro9">
          <table:covered-table-cell/>
          <table:covered-table-cell table:style-name="ce4"/>
          <table:table-cell table:style-name="ce6" office:value-type="string" calcext:value-type="string">
            <text:p>SHORTAGE(-) / SURPLUS(+)</text:p>
          </table:table-cell>
          <table:table-cell table:style-name="ce14" table:formula="of:=-[.D5]+[.D6]" office:value-type="float" office:value="-1476" calcext:value-type="float">
            <text:p>-1476</text:p>
          </table:table-cell>
          <table:table-cell table:style-name="ce14" table:formula="of:=-[.E5]+[.E6]" office:value-type="float" office:value="-2335" calcext:value-type="float">
            <text:p>-2335</text:p>
          </table:table-cell>
          <table:table-cell table:style-name="ce14" table:formula="of:=-[.F5]+[.F6]" office:value-type="float" office:value="-4060" calcext:value-type="float">
            <text:p>-4060</text:p>
          </table:table-cell>
          <table:table-cell table:style-name="ce14" table:formula="of:=-[.G5]+[.G6]" office:value-type="float" office:value="-6355" calcext:value-type="float">
            <text:p>-6355</text:p>
          </table:table-cell>
          <table:table-cell table:style-name="ce14" table:formula="of:=-[.H5]+[.H6]" office:value-type="float" office:value="-7220" calcext:value-type="float">
            <text:p>-7220</text:p>
          </table:table-cell>
          <table:table-cell table:number-columns-repeated="6"/>
        </table:table-row>
        <table:table-row table:style-name="ro1">
          <table:covered-table-cell/>
          <table:table-cell/>
          <table:table-cell table:style-name="ce7"/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OC</text:p>
          </table:table-cell>
          <table:table-cell office:value-type="string" calcext:value-type="string">
            <text:p>REQUIREMENT</text:p>
          </table:table-cell>
          <table:table-cell table:style-name="ce19" table:formula="of:=360" office:value-type="float" office:value="360" calcext:value-type="float">
            <text:p>360</text:p>
          </table:table-cell>
          <table:table-cell table:number-columns-repeated="3" table:style-name="ce19" office:value-type="float" office:value="311" calcext:value-type="float">
            <text:p>311</text:p>
          </table:table-cell>
          <table:table-cell table:style-name="ce19" office:value-type="float" office:value="267" calcext:value-type="float">
            <text:p>267</text:p>
          </table:table-cell>
          <table:table-cell/>
          <table:table-cell table:formula="of:=360" office:value-type="float" office:value="360" calcext:value-type="float">
            <text:p>360</text:p>
          </table:table-cell>
          <table:table-cell table:number-columns-repeated="3" office:value-type="float" office:value="311" calcext:value-type="float">
            <text:p>311</text:p>
          </table:table-cell>
          <table:table-cell office:value-type="float" office:value="267" calcext:value-type="float">
            <text:p>267</text:p>
          </table:table-cell>
        </table:table-row>
        <table:table-row table:style-name="ro9">
          <table:covered-table-cell/>
          <table:covered-table-cell table:style-name="ce4"/>
          <table:table-cell office:value-type="string" calcext:value-type="string">
            <text:p>EXISTING AFTER RETIREMENT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57" calcext:value-type="float">
            <text:p>257</text:p>
          </table:table-cell>
          <table:table-cell table:style-name="ce19" office:value-type="float" office:value="242" calcext:value-type="float">
            <text:p>242</text:p>
          </table:table-cell>
          <table:table-cell table:style-name="ce19" office:value-type="float" office:value="223" calcext:value-type="float">
            <text:p>223</text:p>
          </table:table-cell>
          <table:table-cell table:style-name="ce19" office:value-type="float" office:value="210" calcext:value-type="float">
            <text:p>21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57" calcext:value-type="float">
            <text:p>257</text:p>
          </table:table-cell>
          <table:table-cell office:value-type="float" office:value="242" calcext:value-type="float">
            <text:p>242</text:p>
          </table:table-cell>
          <table:table-cell office:value-type="float" office:value="223" calcext:value-type="float">
            <text:p>223</text:p>
          </table:table-cell>
          <table:table-cell office:value-type="float" office:value="210" calcext:value-type="float">
            <text:p>210</text:p>
          </table:table-cell>
        </table:table-row>
        <table:table-row table:style-name="ro9">
          <table:covered-table-cell/>
          <table:covered-table-cell table:style-name="ce4"/>
          <table:table-cell table:style-name="ce6" office:value-type="string" calcext:value-type="string">
            <text:p>SHORTAGE(-) / SURPLUS(+)</text:p>
          </table:table-cell>
          <table:table-cell table:style-name="ce14" table:formula="of:=-[.D9]+[.D10]" office:value-type="float" office:value="-90" calcext:value-type="float">
            <text:p>-90</text:p>
          </table:table-cell>
          <table:table-cell table:style-name="ce14" table:formula="of:=-[.E9]+[.E10]" office:value-type="float" office:value="-54" calcext:value-type="float">
            <text:p>-54</text:p>
          </table:table-cell>
          <table:table-cell table:style-name="ce14" table:formula="of:=-[.F9]+[.F10]" office:value-type="float" office:value="-69" calcext:value-type="float">
            <text:p>-69</text:p>
          </table:table-cell>
          <table:table-cell table:style-name="ce14" table:formula="of:=-[.G9]+[.G10]" office:value-type="float" office:value="-88" calcext:value-type="float">
            <text:p>-88</text:p>
          </table:table-cell>
          <table:table-cell table:style-name="ce14" table:formula="of:=-[.H9]+[.H10]" office:value-type="float" office:value="-57" calcext:value-type="float">
            <text:p>-57</text:p>
          </table:table-cell>
          <table:table-cell table:number-columns-repeated="6"/>
        </table:table-row>
        <table:table-row table:style-name="ro1">
          <table:covered-table-cell/>
          <table:table-cell/>
          <table:table-cell table:style-name="ce7"/>
          <table:table-cell table:number-columns-repeated="11"/>
        </table:table-row>
        <table:table-row table:style-name="ro10">
          <table:covered-table-cell/>
          <table:table-cell table:style-name="ce3" office:value-type="string" calcext:value-type="string" table:number-columns-spanned="1" table:number-rows-spanned="3">
            <text:p>CU</text:p>
          </table:table-cell>
          <table:table-cell office:value-type="string" calcext:value-type="string">
            <text:p>REQUIREMENT</text:p>
          </table:table-cell>
          <table:table-cell table:style-name="ce19" table:formula="of:=886+713+709+20" office:value-type="float" office:value="2328" calcext:value-type="float">
            <text:p>2328</text:p>
          </table:table-cell>
          <table:table-cell table:style-name="ce19" table:formula="of:=886+713+709+20" office:value-type="float" office:value="2328" calcext:value-type="float">
            <text:p>2328</text:p>
          </table:table-cell>
          <table:table-cell table:style-name="ce19" table:formula="of:=886+713+709+20" office:value-type="float" office:value="2328" calcext:value-type="float">
            <text:p>2328</text:p>
          </table:table-cell>
          <table:table-cell table:style-name="ce19" table:formula="of:=886+713+709+20" office:value-type="float" office:value="2328" calcext:value-type="float">
            <text:p>2328</text:p>
          </table:table-cell>
          <table:table-cell table:style-name="ce19" table:formula="of:=886+713+709+20" office:value-type="float" office:value="2328" calcext:value-type="float">
            <text:p>2328</text:p>
          </table:table-cell>
          <table:table-cell/>
          <table:table-cell table:formula="of:=886+713+709+20" office:value-type="float" office:value="2328" calcext:value-type="float">
            <text:p>2328</text:p>
          </table:table-cell>
          <table:table-cell table:formula="of:=886+713+709+20" office:value-type="float" office:value="2328" calcext:value-type="float">
            <text:p>2328</text:p>
          </table:table-cell>
          <table:table-cell table:formula="of:=886+713+709+20" office:value-type="float" office:value="2328" calcext:value-type="float">
            <text:p>2328</text:p>
          </table:table-cell>
          <table:table-cell table:formula="of:=886+713+709+20" office:value-type="float" office:value="2328" calcext:value-type="float">
            <text:p>2328</text:p>
          </table:table-cell>
          <table:table-cell table:formula="of:=886+713+709+20" office:value-type="float" office:value="2328" calcext:value-type="float">
            <text:p>2328</text:p>
          </table:table-cell>
        </table:table-row>
        <table:table-row table:style-name="ro8">
          <table:covered-table-cell/>
          <table:covered-table-cell table:style-name="ce4"/>
          <table:table-cell office:value-type="string" calcext:value-type="string">
            <text:p>EXISTING AFTER RETIREMENT</text:p>
          </table:table-cell>
          <table:table-cell table:style-name="ce19" table:formula="of:=799+797+673+22" office:value-type="float" office:value="2291" calcext:value-type="float">
            <text:p>2291</text:p>
          </table:table-cell>
          <table:table-cell table:style-name="ce19" table:formula="of:=710+749+602+20" office:value-type="float" office:value="2081" calcext:value-type="float">
            <text:p>2081</text:p>
          </table:table-cell>
          <table:table-cell table:style-name="ce19" table:formula="of:=638+685+539+16" office:value-type="float" office:value="1878" calcext:value-type="float">
            <text:p>1878</text:p>
          </table:table-cell>
          <table:table-cell table:style-name="ce19" table:formula="of:=559+620+487+16" office:value-type="float" office:value="1682" calcext:value-type="float">
            <text:p>1682</text:p>
          </table:table-cell>
          <table:table-cell table:style-name="ce19" table:formula="of:=496+559+432+15" office:value-type="float" office:value="1502" calcext:value-type="float">
            <text:p>1502</text:p>
          </table:table-cell>
          <table:table-cell/>
          <table:table-cell table:formula="of:=799+797+673+22" office:value-type="float" office:value="2291" calcext:value-type="float">
            <text:p>2291</text:p>
          </table:table-cell>
          <table:table-cell table:formula="of:=710+749+602+20" office:value-type="float" office:value="2081" calcext:value-type="float">
            <text:p>2081</text:p>
          </table:table-cell>
          <table:table-cell table:formula="of:=638+685+539+16" office:value-type="float" office:value="1878" calcext:value-type="float">
            <text:p>1878</text:p>
          </table:table-cell>
          <table:table-cell table:formula="of:=559+620+487+16" office:value-type="float" office:value="1682" calcext:value-type="float">
            <text:p>1682</text:p>
          </table:table-cell>
          <table:table-cell table:formula="of:=496+559+432+15" office:value-type="float" office:value="1502" calcext:value-type="float">
            <text:p>1502</text:p>
          </table:table-cell>
        </table:table-row>
        <table:table-row table:style-name="ro9">
          <table:covered-table-cell/>
          <table:covered-table-cell table:style-name="ce4"/>
          <table:table-cell table:style-name="ce6" office:value-type="string" calcext:value-type="string">
            <text:p>SHORTAGE(-) / SURPLUS(+)</text:p>
          </table:table-cell>
          <table:table-cell table:style-name="ce14" table:formula="of:=-[.D13]+[.D14]" office:value-type="float" office:value="-37" calcext:value-type="float">
            <text:p>-37</text:p>
          </table:table-cell>
          <table:table-cell table:style-name="ce14" table:formula="of:=-[.E13]+[.E14]" office:value-type="float" office:value="-247" calcext:value-type="float">
            <text:p>-247</text:p>
          </table:table-cell>
          <table:table-cell table:style-name="ce14" table:formula="of:=-[.F13]+[.F14]" office:value-type="float" office:value="-450" calcext:value-type="float">
            <text:p>-450</text:p>
          </table:table-cell>
          <table:table-cell table:style-name="ce14" table:formula="of:=-[.G13]+[.G14]" office:value-type="float" office:value="-646" calcext:value-type="float">
            <text:p>-646</text:p>
          </table:table-cell>
          <table:table-cell table:style-name="ce14" table:formula="of:=-[.H13]+[.H14]" office:value-type="float" office:value="-826" calcext:value-type="float">
            <text:p>-826</text:p>
          </table:table-cell>
          <table:table-cell table:number-columns-repeated="6"/>
        </table:table-row>
        <table:table-row table:style-name="ro1">
          <table:covered-table-cell/>
          <table:table-cell/>
          <table:table-cell table:style-name="ce7"/>
          <table:table-cell table:number-columns-repeated="11"/>
        </table:table-row>
        <table:table-row table:style-name="ro11">
          <table:covered-table-cell/>
          <table:table-cell table:style-name="ce3" office:value-type="string" calcext:value-type="string" table:number-columns-spanned="1" table:number-rows-spanned="3">
            <text:p>TOTAL</text:p>
          </table:table-cell>
          <table:table-cell office:value-type="string" calcext:value-type="string">
            <text:p>REQUIREMENT</text:p>
          </table:table-cell>
          <table:table-cell table:style-name="ce13" table:formula="of:=SUM([.D13];[.D9];[.D5])" office:value-type="float" office:value="15563" calcext:value-type="float">
            <text:p>15563</text:p>
          </table:table-cell>
          <table:table-cell table:style-name="ce13" table:formula="of:=SUM([.E13];[.E9];[.E5])" office:value-type="float" office:value="15584" calcext:value-type="float">
            <text:p>15584</text:p>
          </table:table-cell>
          <table:table-cell table:style-name="ce13" table:formula="of:=SUM([.F13];[.F9];[.F5])" office:value-type="float" office:value="16546" calcext:value-type="float">
            <text:p>16546</text:p>
          </table:table-cell>
          <table:table-cell table:style-name="ce13" table:formula="of:=SUM([.G13];[.G9];[.G5])" office:value-type="float" office:value="17947" calcext:value-type="float">
            <text:p>17947</text:p>
          </table:table-cell>
          <table:table-cell table:style-name="ce13" table:formula="of:=SUM([.H13];[.H9];[.H5])" office:value-type="float" office:value="17903" calcext:value-type="float">
            <text:p>17903</text:p>
          </table:table-cell>
          <table:table-cell table:number-columns-repeated="6"/>
        </table:table-row>
        <table:table-row table:style-name="ro8">
          <table:covered-table-cell/>
          <table:covered-table-cell table:style-name="ce4"/>
          <table:table-cell office:value-type="string" calcext:value-type="string">
            <text:p>EXISTING AFTER RETIREMENT</text:p>
          </table:table-cell>
          <table:table-cell table:style-name="ce13" table:formula="of:=SUM([.D14];[.D10];[.D6])" office:value-type="float" office:value="13960" calcext:value-type="float">
            <text:p>13960</text:p>
          </table:table-cell>
          <table:table-cell table:style-name="ce13" table:formula="of:=SUM([.E14];[.E10];[.E6])" office:value-type="float" office:value="12948" calcext:value-type="float">
            <text:p>12948</text:p>
          </table:table-cell>
          <table:table-cell table:style-name="ce13" table:formula="of:=SUM([.F14];[.F10];[.F6])" office:value-type="float" office:value="11967" calcext:value-type="float">
            <text:p>11967</text:p>
          </table:table-cell>
          <table:table-cell table:style-name="ce13" table:formula="of:=SUM([.G14];[.G10];[.G6])" office:value-type="float" office:value="10858" calcext:value-type="float">
            <text:p>10858</text:p>
          </table:table-cell>
          <table:table-cell table:style-name="ce13" table:formula="of:=SUM([.H14];[.H10];[.H6])" office:value-type="float" office:value="9800" calcext:value-type="float">
            <text:p>9800</text:p>
          </table:table-cell>
          <table:table-cell table:number-columns-repeated="6"/>
        </table:table-row>
        <table:table-row table:style-name="ro9">
          <table:covered-table-cell/>
          <table:covered-table-cell table:style-name="ce4"/>
          <table:table-cell table:style-name="ce6" office:value-type="string" calcext:value-type="string">
            <text:p>SHORTAGE(-) / SURPLUS(+)</text:p>
          </table:table-cell>
          <table:table-cell table:style-name="ce14" table:formula="of:=-[.D17]+[.D18]" office:value-type="float" office:value="-1603" calcext:value-type="float">
            <text:p>-1603</text:p>
          </table:table-cell>
          <table:table-cell table:style-name="ce14" table:formula="of:=-[.E17]+[.E18]" office:value-type="float" office:value="-2636" calcext:value-type="float">
            <text:p>-2636</text:p>
          </table:table-cell>
          <table:table-cell table:style-name="ce14" table:formula="of:=-[.F17]+[.F18]" office:value-type="float" office:value="-4579" calcext:value-type="float">
            <text:p>-4579</text:p>
          </table:table-cell>
          <table:table-cell table:style-name="ce14" table:formula="of:=-[.G17]+[.G18]" office:value-type="float" office:value="-7089" calcext:value-type="float">
            <text:p>-7089</text:p>
          </table:table-cell>
          <table:table-cell table:style-name="ce14" table:formula="of:=-[.H17]+[.H18]" office:value-type="float" office:value="-8103" calcext:value-type="float">
            <text:p>-8103</text:p>
          </table:table-cell>
          <table:table-cell table:number-columns-repeated="6"/>
        </table:table-row>
        <table:table-row table:style-name="ro1">
          <table:covered-table-cell/>
          <table:table-cell/>
          <table:table-cell table:style-name="Default"/>
          <table:table-cell table:number-columns-repeated="11"/>
        </table:table-row>
        <table:table-row table:style-name="ro11">
          <table:covered-table-cell/>
          <table:table-cell table:style-name="ce4"/>
          <table:table-cell table:style-name="ce4" office:value-type="string" calcext:value-type="string">
            <text:p>LAND OUSTEES</text:p>
          </table:table-cell>
          <table:table-cell table:style-name="ce14" office:value-type="float" office:value="227" calcext:value-type="float">
            <text:p>227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float" office:value="238" calcext:value-type="float">
            <text:p>238</text:p>
          </table:table-cell>
          <table:table-cell table:style-name="ce4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" office:value-type="string" calcext:value-type="string">
            <text:p><text:s/>Total Estimated Addition of Land Oustees (MP Region)</text:p>
          </table:table-cell>
          <table:table-cell table:style-name="ce4" table:formula="of:=SUM([.D21:.H21])" office:value-type="float" office:value="573" calcext:value-type="float">
            <text:p>57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0">
          <table:table-cell table:style-name="ce17" office:value-type="string" calcext:value-type="string" table:number-columns-spanned="1" table:number-rows-spanned="17">
            <text:p>MAHARHASTRA</text:p>
          </table:table-cell>
          <table:table-cell table:style-name="ce3" office:value-type="string" calcext:value-type="string" table:number-columns-spanned="1" table:number-rows-spanned="3">
            <text:p>UG</text:p>
          </table:table-cell>
          <table:table-cell office:value-type="string" calcext:value-type="string">
            <text:p>REQUIREMENT</text:p>
          </table:table-cell>
          <table:table-cell table:style-name="ce19" table:formula="of:=[Sheet1.C8]-[.D5]" office:value-type="float" office:value="13672" calcext:value-type="float">
            <text:p>13672</text:p>
          </table:table-cell>
          <table:table-cell table:style-name="ce19" table:formula="of:=[Sheet1.D8]-[.E5]" office:value-type="float" office:value="13730" calcext:value-type="float">
            <text:p>13730</text:p>
          </table:table-cell>
          <table:table-cell table:style-name="ce19" table:formula="of:=[Sheet1.E8]-[.F5]" office:value-type="float" office:value="12971" calcext:value-type="float">
            <text:p>12971</text:p>
          </table:table-cell>
          <table:table-cell table:style-name="ce19" table:formula="of:=[Sheet1.F8]-[.G5]" office:value-type="float" office:value="13329" calcext:value-type="float">
            <text:p>13329</text:p>
          </table:table-cell>
          <table:table-cell table:style-name="ce19" table:formula="of:=[Sheet1.G8]-[.H5]" office:value-type="float" office:value="13513" calcext:value-type="float">
            <text:p>13513</text:p>
          </table:table-cell>
          <table:table-cell table:number-columns-repeated="6"/>
        </table:table-row>
        <table:table-row table:style-name="ro9">
          <table:covered-table-cell/>
          <table:covered-table-cell table:style-name="ce4"/>
          <table:table-cell office:value-type="string" calcext:value-type="string">
            <text:p>EXISTING AFTER RETIREMENT</text:p>
          </table:table-cell>
          <table:table-cell table:style-name="ce19" table:formula="of:=[Sheet1.C9]-[.D6]" office:value-type="float" office:value="12466" calcext:value-type="float">
            <text:p>12466</text:p>
          </table:table-cell>
          <table:table-cell table:style-name="ce19" table:formula="of:=[Sheet1.D9]-[.E6]" office:value-type="float" office:value="11711" calcext:value-type="float">
            <text:p>11711</text:p>
          </table:table-cell>
          <table:table-cell table:style-name="ce19" table:formula="of:=[Sheet1.E9]-[.F6]" office:value-type="float" office:value="10801" calcext:value-type="float">
            <text:p>10801</text:p>
          </table:table-cell>
          <table:table-cell table:style-name="ce19" table:formula="of:=[Sheet1.F9]-[.G6]" office:value-type="float" office:value="9907" calcext:value-type="float">
            <text:p>9907</text:p>
          </table:table-cell>
          <table:table-cell table:style-name="ce19" table:formula="of:=[Sheet1.G9]-[.H6]" office:value-type="float" office:value="9041" calcext:value-type="float">
            <text:p>9041</text:p>
          </table:table-cell>
          <table:table-cell table:number-columns-repeated="6"/>
        </table:table-row>
        <table:table-row table:style-name="ro9">
          <table:covered-table-cell/>
          <table:covered-table-cell table:style-name="ce4"/>
          <table:table-cell table:style-name="ce6" office:value-type="string" calcext:value-type="string">
            <text:p>SHORTAGE(-) / SURPLUS(+)</text:p>
          </table:table-cell>
          <table:table-cell table:style-name="ce14" table:formula="of:=-[.D24]+[.D25]" office:value-type="float" office:value="-1206" calcext:value-type="float">
            <text:p>-1206</text:p>
          </table:table-cell>
          <table:table-cell table:style-name="ce14" table:formula="of:=-[.E24]+[.E25]" office:value-type="float" office:value="-2019" calcext:value-type="float">
            <text:p>-2019</text:p>
          </table:table-cell>
          <table:table-cell table:style-name="ce14" table:formula="of:=-[.F24]+[.F25]" office:value-type="float" office:value="-2170" calcext:value-type="float">
            <text:p>-2170</text:p>
          </table:table-cell>
          <table:table-cell table:style-name="ce14" table:formula="of:=-[.G24]+[.G25]" office:value-type="float" office:value="-3422" calcext:value-type="float">
            <text:p>-3422</text:p>
          </table:table-cell>
          <table:table-cell table:style-name="ce14" table:formula="of:=-[.H24]+[.H25]" office:value-type="float" office:value="-4472" calcext:value-type="float">
            <text:p>-4472</text:p>
          </table:table-cell>
          <table:table-cell table:number-columns-repeated="6"/>
        </table:table-row>
        <table:table-row table:style-name="ro1">
          <table:covered-table-cell/>
          <table:table-cell/>
          <table:table-cell table:style-name="ce7"/>
          <table:table-cell table:number-columns-repeated="11"/>
        </table:table-row>
        <table:table-row table:style-name="ro10">
          <table:covered-table-cell/>
          <table:table-cell table:style-name="ce3" office:value-type="string" calcext:value-type="string" table:number-columns-spanned="1" table:number-rows-spanned="3">
            <text:p>OC</text:p>
          </table:table-cell>
          <table:table-cell office:value-type="string" calcext:value-type="string">
            <text:p>REQUIREMENT</text:p>
          </table:table-cell>
          <table:table-cell table:style-name="ce19" table:formula="of:=[Sheet1.C13]-[.D9]" office:value-type="float" office:value="16451" calcext:value-type="float">
            <text:p>16451</text:p>
          </table:table-cell>
          <table:table-cell table:style-name="ce19" table:formula="of:=[Sheet1.D13]-[.E9]" office:value-type="float" office:value="14769" calcext:value-type="float">
            <text:p>14769</text:p>
          </table:table-cell>
          <table:table-cell table:style-name="ce19" table:formula="of:=[Sheet1.E13]-[.F9]" office:value-type="float" office:value="13170" calcext:value-type="float">
            <text:p>13170</text:p>
          </table:table-cell>
          <table:table-cell table:style-name="ce19" table:formula="of:=[Sheet1.F13]-[.G9]" office:value-type="float" office:value="12740" calcext:value-type="float">
            <text:p>12740</text:p>
          </table:table-cell>
          <table:table-cell table:style-name="ce19" table:formula="of:=[Sheet1.G13]-[.H9]" office:value-type="float" office:value="12355" calcext:value-type="float">
            <text:p>12355</text:p>
          </table:table-cell>
          <table:table-cell table:number-columns-repeated="6"/>
        </table:table-row>
        <table:table-row table:style-name="ro9">
          <table:covered-table-cell/>
          <table:covered-table-cell table:style-name="ce4"/>
          <table:table-cell office:value-type="string" calcext:value-type="string">
            <text:p>EXISTING AFTER RETIREMENT</text:p>
          </table:table-cell>
          <table:table-cell table:style-name="ce19" table:formula="of:=[Sheet1.C14]-[.D10]" office:value-type="float" office:value="14512" calcext:value-type="float">
            <text:p>14512</text:p>
          </table:table-cell>
          <table:table-cell table:style-name="ce19" table:formula="of:=[Sheet1.D14]-[.E10]" office:value-type="float" office:value="13795" calcext:value-type="float">
            <text:p>13795</text:p>
          </table:table-cell>
          <table:table-cell table:style-name="ce19" table:formula="of:=[Sheet1.E14]-[.F10]" office:value-type="float" office:value="13013" calcext:value-type="float">
            <text:p>13013</text:p>
          </table:table-cell>
          <table:table-cell table:style-name="ce19" table:formula="of:=[Sheet1.F14]-[.G10]" office:value-type="float" office:value="12073" calcext:value-type="float">
            <text:p>12073</text:p>
          </table:table-cell>
          <table:table-cell table:style-name="ce19" table:formula="of:=[Sheet1.G14]-[.H10]" office:value-type="float" office:value="11145" calcext:value-type="float">
            <text:p>11145</text:p>
          </table:table-cell>
          <table:table-cell table:number-columns-repeated="6"/>
        </table:table-row>
        <table:table-row table:style-name="ro9">
          <table:covered-table-cell/>
          <table:covered-table-cell table:style-name="ce4"/>
          <table:table-cell table:style-name="ce6" office:value-type="string" calcext:value-type="string">
            <text:p>SHORTAGE(-) / SURPLUS(+)</text:p>
          </table:table-cell>
          <table:table-cell table:style-name="ce14" table:formula="of:=-[.D28]+[.D29]" office:value-type="float" office:value="-1939" calcext:value-type="float">
            <text:p>-1939</text:p>
          </table:table-cell>
          <table:table-cell table:style-name="ce14" table:formula="of:=-[.E28]+[.E29]" office:value-type="float" office:value="-974" calcext:value-type="float">
            <text:p>-974</text:p>
          </table:table-cell>
          <table:table-cell table:style-name="ce14" table:formula="of:=-[.F28]+[.F29]" office:value-type="float" office:value="-157" calcext:value-type="float">
            <text:p>-157</text:p>
          </table:table-cell>
          <table:table-cell table:style-name="ce14" table:formula="of:=-[.G28]+[.G29]" office:value-type="float" office:value="-667" calcext:value-type="float">
            <text:p>-667</text:p>
          </table:table-cell>
          <table:table-cell table:style-name="ce14" table:formula="of:=-[.H28]+[.H29]" office:value-type="float" office:value="-1210" calcext:value-type="float">
            <text:p>-1210</text:p>
          </table:table-cell>
          <table:table-cell table:number-columns-repeated="6"/>
        </table:table-row>
        <table:table-row table:style-name="ro1">
          <table:covered-table-cell/>
          <table:table-cell/>
          <table:table-cell table:style-name="ce7"/>
          <table:table-cell table:number-columns-repeated="11"/>
        </table:table-row>
        <table:table-row table:style-name="ro10">
          <table:covered-table-cell/>
          <table:table-cell table:style-name="ce3" office:value-type="string" calcext:value-type="string" table:number-columns-spanned="1" table:number-rows-spanned="3">
            <text:p>CU</text:p>
          </table:table-cell>
          <table:table-cell office:value-type="string" calcext:value-type="string">
            <text:p>REQUIREMENT</text:p>
          </table:table-cell>
          <table:table-cell table:style-name="ce19" table:formula="of:=[Sheet1.C18]-[.D13]" office:value-type="float" office:value="4527" calcext:value-type="float">
            <text:p>4527</text:p>
          </table:table-cell>
          <table:table-cell table:style-name="ce19" table:formula="of:=[Sheet1.D18]-[.E13]" office:value-type="float" office:value="4527" calcext:value-type="float">
            <text:p>4527</text:p>
          </table:table-cell>
          <table:table-cell table:style-name="ce19" table:formula="of:=[Sheet1.E18]-[.F13]" office:value-type="float" office:value="4527" calcext:value-type="float">
            <text:p>4527</text:p>
          </table:table-cell>
          <table:table-cell table:style-name="ce19" table:formula="of:=[Sheet1.F18]-[.G13]" office:value-type="float" office:value="4527" calcext:value-type="float">
            <text:p>4527</text:p>
          </table:table-cell>
          <table:table-cell table:style-name="ce19" table:formula="of:=[Sheet1.G18]-[.H13]" office:value-type="float" office:value="4527" calcext:value-type="float">
            <text:p>4527</text:p>
          </table:table-cell>
          <table:table-cell table:number-columns-repeated="6"/>
        </table:table-row>
        <table:table-row table:style-name="ro9">
          <table:covered-table-cell/>
          <table:covered-table-cell table:style-name="ce4"/>
          <table:table-cell office:value-type="string" calcext:value-type="string">
            <text:p>EXISTING AFTER RETIREMENT</text:p>
          </table:table-cell>
          <table:table-cell table:style-name="ce19" table:formula="of:=[Sheet1.C19]-[.D14]" office:value-type="float" office:value="3887" calcext:value-type="float">
            <text:p>3887</text:p>
          </table:table-cell>
          <table:table-cell table:style-name="ce19" table:formula="of:=[Sheet1.D19]-[.E14]" office:value-type="float" office:value="3645" calcext:value-type="float">
            <text:p>3645</text:p>
          </table:table-cell>
          <table:table-cell table:style-name="ce19" table:formula="of:=[Sheet1.E19]-[.F14]" office:value-type="float" office:value="3380" calcext:value-type="float">
            <text:p>3380</text:p>
          </table:table-cell>
          <table:table-cell table:style-name="ce19" table:formula="of:=[Sheet1.F19]-[.G14]" office:value-type="float" office:value="3140" calcext:value-type="float">
            <text:p>3140</text:p>
          </table:table-cell>
          <table:table-cell table:style-name="ce19" table:formula="of:=[Sheet1.G19]-[.H14]" office:value-type="float" office:value="2883" calcext:value-type="float">
            <text:p>2883</text:p>
          </table:table-cell>
          <table:table-cell table:number-columns-repeated="6"/>
        </table:table-row>
        <table:table-row table:style-name="ro9">
          <table:covered-table-cell/>
          <table:covered-table-cell table:style-name="ce4"/>
          <table:table-cell table:style-name="ce6" office:value-type="string" calcext:value-type="string">
            <text:p>SHORTAGE(-) / SURPLUS(+)</text:p>
          </table:table-cell>
          <table:table-cell table:style-name="ce14" table:formula="of:=-[.D32]+[.D33]" office:value-type="float" office:value="-640" calcext:value-type="float">
            <text:p>-640</text:p>
          </table:table-cell>
          <table:table-cell table:style-name="ce14" table:formula="of:=-[.E32]+[.E33]" office:value-type="float" office:value="-882" calcext:value-type="float">
            <text:p>-882</text:p>
          </table:table-cell>
          <table:table-cell table:style-name="ce14" table:formula="of:=-[.F32]+[.F33]" office:value-type="float" office:value="-1147" calcext:value-type="float">
            <text:p>-1147</text:p>
          </table:table-cell>
          <table:table-cell table:style-name="ce14" table:formula="of:=-[.G32]+[.G33]" office:value-type="float" office:value="-1387" calcext:value-type="float">
            <text:p>-1387</text:p>
          </table:table-cell>
          <table:table-cell table:style-name="ce14" table:formula="of:=-[.H32]+[.H33]" office:value-type="float" office:value="-1644" calcext:value-type="float">
            <text:p>-1644</text:p>
          </table:table-cell>
          <table:table-cell table:number-columns-repeated="6"/>
        </table:table-row>
        <table:table-row table:style-name="ro1">
          <table:covered-table-cell/>
          <table:table-cell/>
          <table:table-cell table:style-name="ce7"/>
          <table:table-cell table:number-columns-repeated="11"/>
        </table:table-row>
        <table:table-row table:style-name="ro11">
          <table:covered-table-cell/>
          <table:table-cell table:style-name="ce3" office:value-type="string" calcext:value-type="string" table:number-columns-spanned="1" table:number-rows-spanned="3">
            <text:p>TOTAL</text:p>
          </table:table-cell>
          <table:table-cell office:value-type="string" calcext:value-type="string">
            <text:p>REQUIREMENT</text:p>
          </table:table-cell>
          <table:table-cell table:style-name="ce13" table:formula="of:=SUM([.D32];[.D28];[.D24])" office:value-type="float" office:value="34650" calcext:value-type="float">
            <text:p>34650</text:p>
          </table:table-cell>
          <table:table-cell table:style-name="ce13" table:formula="of:=SUM([.E32];[.E28];[.E24])" office:value-type="float" office:value="33026" calcext:value-type="float">
            <text:p>33026</text:p>
          </table:table-cell>
          <table:table-cell table:style-name="ce13" table:formula="of:=SUM([.F32];[.F28];[.F24])" office:value-type="float" office:value="30668" calcext:value-type="float">
            <text:p>30668</text:p>
          </table:table-cell>
          <table:table-cell table:style-name="ce13" table:formula="of:=SUM([.G32];[.G28];[.G24])" office:value-type="float" office:value="30596" calcext:value-type="float">
            <text:p>30596</text:p>
          </table:table-cell>
          <table:table-cell table:style-name="ce13" table:formula="of:=SUM([.H32];[.H28];[.H24])" office:value-type="float" office:value="30395" calcext:value-type="float">
            <text:p>30395</text:p>
          </table:table-cell>
          <table:table-cell table:number-columns-repeated="6"/>
        </table:table-row>
        <table:table-row table:style-name="ro9">
          <table:covered-table-cell/>
          <table:covered-table-cell table:style-name="ce4"/>
          <table:table-cell office:value-type="string" calcext:value-type="string">
            <text:p>EXISTING AFTER RETIREMENT</text:p>
          </table:table-cell>
          <table:table-cell table:style-name="ce13" table:formula="of:=SUM([.D33];[.D29];[.D25])" office:value-type="float" office:value="30865" calcext:value-type="float">
            <text:p>30865</text:p>
          </table:table-cell>
          <table:table-cell table:style-name="ce13" table:formula="of:=SUM([.E33];[.E29];[.E25])" office:value-type="float" office:value="29151" calcext:value-type="float">
            <text:p>29151</text:p>
          </table:table-cell>
          <table:table-cell table:style-name="ce13" table:formula="of:=SUM([.F33];[.F29];[.F25])" office:value-type="float" office:value="27194" calcext:value-type="float">
            <text:p>27194</text:p>
          </table:table-cell>
          <table:table-cell table:style-name="ce13" table:formula="of:=SUM([.G33];[.G29];[.G25])" office:value-type="float" office:value="25120" calcext:value-type="float">
            <text:p>25120</text:p>
          </table:table-cell>
          <table:table-cell table:style-name="ce13" table:formula="of:=SUM([.H33];[.H29];[.H25])" office:value-type="float" office:value="23069" calcext:value-type="float">
            <text:p>23069</text:p>
          </table:table-cell>
          <table:table-cell table:number-columns-repeated="6"/>
        </table:table-row>
        <table:table-row table:style-name="ro9">
          <table:covered-table-cell/>
          <table:covered-table-cell table:style-name="ce4"/>
          <table:table-cell table:style-name="ce6" office:value-type="string" calcext:value-type="string">
            <text:p>SHORTAGE(-) / SURPLUS(+)</text:p>
          </table:table-cell>
          <table:table-cell table:style-name="ce14" table:formula="of:=-[.D36]+[.D37]" office:value-type="float" office:value="-3785" calcext:value-type="float">
            <text:p>-3785</text:p>
          </table:table-cell>
          <table:table-cell table:style-name="ce14" table:formula="of:=-[.E36]+[.E37]" office:value-type="float" office:value="-3875" calcext:value-type="float">
            <text:p>-3875</text:p>
          </table:table-cell>
          <table:table-cell table:style-name="ce14" table:formula="of:=-[.F36]+[.F37]" office:value-type="float" office:value="-3474" calcext:value-type="float">
            <text:p>-3474</text:p>
          </table:table-cell>
          <table:table-cell table:style-name="ce14" table:formula="of:=-[.G36]+[.G37]" office:value-type="float" office:value="-5476" calcext:value-type="float">
            <text:p>-5476</text:p>
          </table:table-cell>
          <table:table-cell table:style-name="ce14" table:formula="of:=-[.H36]+[.H37]" office:value-type="float" office:value="-7326" calcext:value-type="float">
            <text:p>-7326</text:p>
          </table:table-cell>
          <table:table-cell table:number-columns-repeated="6"/>
        </table:table-row>
        <table:table-row table:style-name="ro1">
          <table:covered-table-cell/>
          <table:table-cell/>
          <table:table-cell table:style-name="Default"/>
          <table:table-cell table:number-columns-repeated="11"/>
        </table:table-row>
        <table:table-row table:style-name="ro11">
          <table:covered-table-cell/>
          <table:table-cell table:style-name="ce4"/>
          <table:table-cell table:style-name="ce4" office:value-type="string" calcext:value-type="string">
            <text:p>LAND OUSTEES</text:p>
          </table:table-cell>
          <table:table-cell table:style-name="ce14" office:value-type="float" office:value="4482" calcext:value-type="float">
            <text:p>4482</text:p>
          </table:table-cell>
          <table:table-cell table:style-name="ce14" office:value-type="float" office:value="3090" calcext:value-type="float">
            <text:p>3090</text:p>
          </table:table-cell>
          <table:table-cell table:style-name="ce14" office:value-type="float" office:value="1969" calcext:value-type="float">
            <text:p>1969</text:p>
          </table:table-cell>
          <table:table-cell table:style-name="ce14" office:value-type="float" office:value="1500" calcext:value-type="float">
            <text:p>1500</text:p>
          </table:table-cell>
          <table:table-cell table:style-name="ce14"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" office:value-type="string" calcext:value-type="string">
            <text:p><text:s/>Total Estimated Addition of Land Oustees (MH Region)</text:p>
          </table:table-cell>
          <table:table-cell table:style-name="ce19" table:formula="of:=SUM([.D40:.H40])" office:value-type="float" office:value="11245" calcext:value-type="float">
            <text:p>1124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1">
          <table:table-cell table:style-name="ce18" office:value-type="string" calcext:value-type="string" table:number-columns-spanned="1" table:number-rows-spanned="5">
            <text:p>WCL</text:p>
          </table:table-cell>
          <table:table-cell table:style-name="ce3" office:value-type="string" calcext:value-type="string" table:number-columns-spanned="1" table:number-rows-spanned="5">
            <text:p>TOTAL</text:p>
          </table:table-cell>
          <table:table-cell office:value-type="string" calcext:value-type="string">
            <text:p>REQUIREMENT</text:p>
          </table:table-cell>
          <table:table-cell table:style-name="ce13" table:formula="of:=SUM([.D17];[.D36])" office:value-type="float" office:value="50213" calcext:value-type="float">
            <text:p>50213</text:p>
          </table:table-cell>
          <table:table-cell table:style-name="ce13" table:formula="of:=SUM([.E17];[.E36])" office:value-type="float" office:value="48610" calcext:value-type="float">
            <text:p>48610</text:p>
          </table:table-cell>
          <table:table-cell table:style-name="ce13" table:formula="of:=SUM([.F17];[.F36])" office:value-type="float" office:value="47214" calcext:value-type="float">
            <text:p>47214</text:p>
          </table:table-cell>
          <table:table-cell table:style-name="ce13" table:formula="of:=SUM([.G17];[.G36])" office:value-type="float" office:value="48543" calcext:value-type="float">
            <text:p>48543</text:p>
          </table:table-cell>
          <table:table-cell table:style-name="ce13" table:formula="of:=SUM([.H17];[.H36])" office:value-type="float" office:value="48298" calcext:value-type="float">
            <text:p>48298</text:p>
          </table:table-cell>
          <table:table-cell table:number-columns-repeated="6"/>
        </table:table-row>
        <table:table-row table:style-name="ro9">
          <table:covered-table-cell/>
          <table:covered-table-cell table:style-name="ce4"/>
          <table:table-cell office:value-type="string" calcext:value-type="string">
            <text:p>EXISTING AFTER RETIREMENT</text:p>
          </table:table-cell>
          <table:table-cell table:style-name="ce13" table:formula="of:=SUM([.D18];[.D37])" office:value-type="float" office:value="44825" calcext:value-type="float">
            <text:p>44825</text:p>
          </table:table-cell>
          <table:table-cell table:style-name="ce13" table:formula="of:=SUM([.E18];[.E37])" office:value-type="float" office:value="42099" calcext:value-type="float">
            <text:p>42099</text:p>
          </table:table-cell>
          <table:table-cell table:style-name="ce13" table:formula="of:=SUM([.F18];[.F37])" office:value-type="float" office:value="39161" calcext:value-type="float">
            <text:p>39161</text:p>
          </table:table-cell>
          <table:table-cell table:style-name="ce13" table:formula="of:=SUM([.G18];[.G37])" office:value-type="float" office:value="35978" calcext:value-type="float">
            <text:p>35978</text:p>
          </table:table-cell>
          <table:table-cell table:style-name="ce13" table:formula="of:=SUM([.H18];[.H37])" office:value-type="float" office:value="32869" calcext:value-type="float">
            <text:p>32869</text:p>
          </table:table-cell>
          <table:table-cell table:number-columns-repeated="6"/>
        </table:table-row>
        <table:table-row table:style-name="ro9">
          <table:covered-table-cell/>
          <table:covered-table-cell table:style-name="ce4"/>
          <table:table-cell table:style-name="ce6" office:value-type="string" calcext:value-type="string">
            <text:p>SHORTAGE(-) / SURPLUS(+)</text:p>
          </table:table-cell>
          <table:table-cell table:style-name="ce14" table:formula="of:=-[.D43]+[.D44]" office:value-type="float" office:value="-5388" calcext:value-type="float">
            <text:p>-5388</text:p>
          </table:table-cell>
          <table:table-cell table:style-name="ce14" table:formula="of:=-[.E43]+[.E44]" office:value-type="float" office:value="-6511" calcext:value-type="float">
            <text:p>-6511</text:p>
          </table:table-cell>
          <table:table-cell table:style-name="ce14" table:formula="of:=-[.F43]+[.F44]" office:value-type="float" office:value="-8053" calcext:value-type="float">
            <text:p>-8053</text:p>
          </table:table-cell>
          <table:table-cell table:style-name="ce14" table:formula="of:=-[.G43]+[.G44]" office:value-type="float" office:value="-12565" calcext:value-type="float">
            <text:p>-12565</text:p>
          </table:table-cell>
          <table:table-cell table:style-name="ce14" table:formula="of:=-[.H43]+[.H44]" office:value-type="float" office:value="-15429" calcext:value-type="float">
            <text:p>-15429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style-name="Default"/>
          <table:table-cell table:number-columns-repeated="11"/>
        </table:table-row>
        <table:table-row table:style-name="ro9">
          <table:covered-table-cell table:number-columns-repeated="2"/>
          <table:table-cell table:style-name="ce6" office:value-type="string" calcext:value-type="string">
            <text:p>ESTIMATED ADDITION OF <text:s/>LAND OUSTEES #</text:p>
          </table:table-cell>
          <table:table-cell table:style-name="ce15" table:formula="of:=SUM([.D40];[.D21])" office:value-type="float" office:value="4709" calcext:value-type="float">
            <text:p>4709</text:p>
          </table:table-cell>
          <table:table-cell table:style-name="ce15" table:formula="of:=SUM([.E40];[.E21])" office:value-type="float" office:value="3090" calcext:value-type="float">
            <text:p>3090</text:p>
          </table:table-cell>
          <table:table-cell table:style-name="ce15" table:formula="of:=SUM([.F40];[.F21])" office:value-type="float" office:value="1969" calcext:value-type="float">
            <text:p>1969</text:p>
          </table:table-cell>
          <table:table-cell table:style-name="ce15" table:formula="of:=SUM([.G40];[.G21])" office:value-type="float" office:value="1738" calcext:value-type="float">
            <text:p>1738</text:p>
          </table:table-cell>
          <table:table-cell table:style-name="ce15" table:formula="of:=SUM([.H40];[.H21])" office:value-type="float" office:value="312" calcext:value-type="float">
            <text:p>3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# Total Estimated Addition of Land Oustees </text:p>
          </table:table-cell>
          <table:table-cell table:number-columns-repeated="4"/>
          <table:table-cell table:style-name="ce10" table:formula="of:=SUM([.D47:.H47])" office:value-type="float" office:value="11818" calcext:value-type="float">
            <text:p>118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ce9" office:value-type="string" calcext:value-type="string">
            <text:p>Other Replacement/ Expansion/ Scheme (YR 15-16 to 19-20)</text:p>
          </table:table-cell>
          <table:table-cell table:number-columns-repeated="4"/>
          <table:table-cell table:style-name="ce10" office:value-type="float" office:value="1145" calcext:value-type="float">
            <text:p>114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 calcext:value-type="string">
            <text:p>Total <text:s/>Estimated Addition of Land oustees ( YR 15-16 to 19-20)</text:p>
          </table:table-cell>
          <table:table-cell table:number-columns-repeated="4"/>
          <table:table-cell table:style-name="ce10" table:formula="of:=SUM([.H50];[.H48])" office:value-type="float" office:value="12963" calcext:value-type="float">
            <text:p>1296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 calcext:value-type="string">
            <text:p>Backlog of 2014-15</text:p>
          </table:table-cell>
          <table:table-cell table:number-columns-repeated="4"/>
          <table:table-cell table:style-name="ce10" office:value-type="float" office:value="1202" calcext:value-type="float">
            <text:p>1202</text:p>
          </table:table-cell>
          <table:table-cell table:number-columns-repeated="6"/>
        </table:table-row>
        <table:table-row table:style-name="ro6">
          <table:table-cell table:number-columns-repeated="2"/>
          <table:table-cell table:style-name="ce11" office:value-type="string" calcext:value-type="string">
            <text:p>Total Estimated Addition of Land Oustees (YR 2014-15 to 19-20)</text:p>
          </table:table-cell>
          <table:table-cell table:style-name="ce16" table:number-columns-repeated="4"/>
          <table:table-cell table:style-name="ce11" table:formula="of:=SUM([.H51:.H53])" office:value-type="float" office:value="14165" calcext:value-type="float">
            <text:p>1416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ce21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2"/>
          <table:table-cell table:style-name="ce10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3756in" fo:margin-bottom="0.2193in" fo:margin-left="0.7744in" fo:margin-right="0.3571in" fo:background-color="transparent" style:scale-to="7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 style:data-style-name="N2" text:time-value="10:59:14.338968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katesh </meta:initial-creator>
    <meta:creation-date>2015-08-01T11:00:00.896444275</meta:creation-date>
    <dc:date>2015-08-04T15:20:17.823292142</dc:date>
    <dc:creator>venkatesh </dc:creator>
    <meta:editing-duration>PT7H17M52S</meta:editing-duration>
    <meta:editing-cycles>41</meta:editing-cycles>
    <meta:generator>LibreOffice/4.2.8.2$Linux_X86_64 LibreOffice_project/420m0$Build-2</meta:generator>
    <meta:printed-by>venkatesh </meta:printed-by>
    <meta:print-date>2015-08-04T15:20:12.198251013</meta:print-date>
    <meta:document-statistic meta:table-count="2" meta:cell-count="344" meta:object-count="0"/>
  </office:meta>
</office:document-meta>
</file>